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Garamond" svg:font-family="Garamond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4.593cm" table:align="center"/>
    </style:style>
    <style:style style:name="Table1.A" style:family="table-column">
      <style:table-column-properties style:column-width="1.67cm"/>
    </style:style>
    <style:style style:name="Table1.B" style:family="table-column">
      <style:table-column-properties style:column-width="11.234cm"/>
    </style:style>
    <style:style style:name="Table1.C" style:family="table-column">
      <style:table-column-properties style:column-width="1.688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margin-top="0cm" fo:margin-bottom="0cm" fo:line-height="100%" fo:text-align="center" style:justify-single-word="false"/>
      <style:text-properties fo:font-size="14pt" style:font-size-asian="14pt" style:font-size-complex="14pt"/>
    </style:style>
    <style:style style:name="P6" style:family="paragraph" style:parent-style-name="Text_20_body">
      <style:paragraph-properties fo:margin-top="0cm" fo:margin-bottom="0cm" fo:line-height="100%" fo:text-align="center" style:justify-single-word="false"/>
      <style:text-properties fo:font-size="20pt" style:font-size-asian="20pt" style:font-size-complex="20pt"/>
    </style:style>
    <style:style style:name="P7" style:family="paragraph" style:parent-style-name="Text_20_body">
      <style:paragraph-properties fo:margin-top="0cm" fo:margin-bottom="0cm" fo:line-height="100%"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800000"/>
    </style:style>
    <style:style style:name="P12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margin-left="1.251cm" fo:margin-right="0cm" fo:text-indent="0cm" style:auto-text-indent="false"/>
    </style:style>
    <style:style style:name="P14" style:family="paragraph" style:parent-style-name="Table_20_Contents">
      <style:paragraph-properties fo:margin-left="1.251cm" fo:margin-right="0cm" fo:text-align="justify" style:justify-single-word="false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7" style:family="paragraph" style:parent-style-name="Table_20_Contents">
      <style:paragraph-properties fo:margin-left="0cm" fo:margin-right="0cm" fo:text-align="justify" style:justify-single-word="false" fo:text-indent="0cm" style:auto-text-indent="false"/>
    </style:style>
    <style:style style:name="P18" style:family="paragraph" style:parent-style-name="Contents_20_1">
      <style:paragraph-properties>
        <style:tab-stops>
          <style:tab-stop style:position="0cm"/>
          <style:tab-stop style:position="17.39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0cm"/>
          <style:tab-stop style:position="16.79cm" style:type="right" style:leader-style="dotted" style:leader-text="."/>
        </style:tab-stops>
      </style:paragraph-properties>
    </style:style>
    <style:style style:name="P20" style:family="paragraph" style:parent-style-name="Text_20_body" style:master-page-name="First_20_Page">
      <style:paragraph-properties style:page-number="auto"/>
    </style:style>
    <style:style style:name="P21" style:family="paragraph" style:parent-style-name="Text_20_body" style:master-page-name="Standard">
      <style:paragraph-properties style:page-number="1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 style:list-style-name="L1">
      <style:paragraph-properties fo:text-align="center" style:justify-single-word="false"/>
    </style:style>
    <style:style style:name="P24" style:family="paragraph" style:parent-style-name="Table_20_Contents" style:list-style-name="L1">
      <style:paragraph-properties fo:text-align="center" style:justify-single-word="false"/>
      <style:text-properties fo:font-weight="normal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800000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Table_20_Contents">
      <style:paragraph-properties fo:margin-left="1.251cm" fo:margin-right="0cm" fo:text-align="justify" style:justify-single-word="false" fo:text-indent="0cm" style:auto-text-indent="false"/>
    </style:style>
    <style:style style:name="P29" style:family="paragraph" style:parent-style-name="Table_20_Contents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Software Test Procedure</text:p>
      <text:p text:style-name="P6"/>
      <text:p text:style-name="P7"><text:user-defined style:data-style-name="N0" text:name="Procedure">HUNagScreen Dialog</text:user-defined></text:p>
      <text:p text:style-name="P5">Volume <text:user-defined style:data-style-name="N0" text:name="Volume">1.0.0</text:user-defined></text:p>
      <text:p text:style-name="P5">Version 1.0.0</text:p>
      <text:p text:style-name="P5"/>
      <text:p text:style-name="P5">Date <text:s/><text:date style:data-style-name="N75" text:date-value="2019-04-20T16:19:22.37">Apr 20, 2019</text:date></text:p>
      <text:p text:style-name="P5"/>
      <text:p text:style-name="P5"/>
      <text:p text:style-name="P5"/>
      <text:p text:style-name="P5"/>
      <text:p text:style-name="P5"/>
      <text:p text:style-name="P5"/>
      <text:p text:style-name="P5">Hew Lines VA7HU</text:p>
      <text:p text:style-name="P3"/>
      <text:p text:style-name="P4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">1<text:tab/>Introduction<text:tab/>1</text:p>
          <text:p text:style-name="P18">2<text:tab/>Setup<text:tab/>1</text:p>
          <text:p text:style-name="P18">3<text:tab/>Initial Program Launch with NO .ini file.<text:tab/>1</text:p>
          <text:p text:style-name="P19">3.1<text:tab/>Appendix 1<text:tab/>3</text:p>
          <text:p text:style-name="P19">3.2<text:tab/>Appendix 2<text:tab/>3</text:p>
        </text:index-body>
      </text:table-of-content>
      <text:p text:style-name="Text_20_body"/>
      <text:p text:style-name="P21"/>
      <text:h text:style-name="Heading_20_1" text:outline-level="1">Introduction</text:h>
      <text:p text:style-name="Text_20_body">This document contains the complete suite of Software Test Procedures for the HUNagScreen Dialog Box.</text:p>
      <text:h text:style-name="Heading_20_1" text:outline-level="1">Setup</text:h>
      <text:p text:style-name="Text_20_body">This section details setup procedures that are required before commencing the complete test suite.</text:p>
      <text:p text:style-name="Text_20_body">The folllowing modules must be available in the application:</text:p>
      <text:p text:style-name="P13">AppSetup; and,</text:p>
      <text:p text:style-name="P13">HURegistration.</text:p>
      <text:p text:style-name="P15">Delete the Files:</text:p>
      <text:p text:style-name="P13">C;/Users/Hew/AppData/Roaming/KenMem directory. This will also delete all Subdirectories; snd,</text:p>
      <text:p text:style-name="P13">HUKenMem.ini. If necessary, rename or save the current .ini file so it can be reloaded upon completion of the test suite if needed..</text:p>
      <text:h text:style-name="Heading_20_1" text:outline-level="1">Initial Program Launch with No User Files and .ini file.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0">Step</text:p>
            </table:table-cell>
            <table:table-cell table:style-name="Table1.A1" office:value-type="string">
              <text:p text:style-name="P10">Test</text:p>
            </table:table-cell>
            <table:table-cell table:style-name="Table1.C1" office:value-type="string">
              <text:p text:style-name="P11">Pass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list xml:id="list6637690529075390498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>INITIAL DISPLAY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406173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9"/>
          </table:table-cell>
        </table:table-row>
        <text:soft-page-break/>
        <table:table-row table:style-name="Table1.1">
          <table:table-cell table:style-name="Table1.A2" office:value-type="string">
            <text:list xml:id="list36394028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Launch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91196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Yes&gt; key of the No User Data File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89731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Creating Directorie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97697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Read Settings INI file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92896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HUNagScreen is displayed at screen centr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408041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Title bar is blu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99282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Title bar only displays the text “RVMasterLog.exe” on the left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411860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HUNagScreen contains a memo box containing the text cstrMemoText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404879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HUNagScreen contains three buttons along the bottom of the dialog box in the following order: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413862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4">A &lt;Help&gt; button on the left that is disabl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94877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4">A &lt;Yes&gt; button to the right that is enabl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97026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4">A &lt;No&gt; button on the right that is enabl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402028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4">Ensure the &lt;Yes&gt; button has the focus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402007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89361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>TAB ORDER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85089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88716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Press the keyboard &lt;TAB&gt; ke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403279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&lt;No&gt; button receives the Focus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404337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Press the keyboard &lt;TAB&gt; ke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411609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&lt;Help&gt; button receives the Focus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99530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Press the keyboard &lt;TAB&gt; ke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98035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7">Ensure the &lt;Yes&gt; button has the focus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93853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88411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>FUNCTIONALITY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410437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90164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2">Select the &lt;Help&gt; butt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403414" text:continue-numbering="true" text:style-name="L1">
              <text:list-item>
                <text:p text:style-name="P24"/>
              </text:list-item>
            </text:list>
          </table:table-cell>
          <table:table-cell table:style-name="Table1.A2" office:value-type="string">
            <text:p text:style-name="P12">Ensure the Help File Information message is displayed.</text:p>
          </table:table-cell>
          <table:table-cell table:style-name="Table1.C2" office:value-type="string">
            <text:p text:style-name="P9"/>
          </table:table-cell>
        </table:table-row>
        <text:soft-page-break/>
        <table:table-row table:style-name="Table1.1">
          <table:table-cell table:style-name="Table1.A2" office:value-type="string">
            <text:list xml:id="list36384306" text:continue-numbering="true" text:style-name="L1">
              <text:list-item>
                <text:p text:style-name="P24"/>
              </text:list-item>
            </text:list>
          </table:table-cell>
          <table:table-cell table:style-name="Table1.A2" office:value-type="string">
            <text:p text:style-name="P8">Dismiss the <text:s/><text:span text:style-name="T1">Help File Information message.</text:span>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401833" text:continue-numbering="true" text:style-name="L1">
              <text:list-item>
                <text:p text:style-name="P24"/>
              </text:list-item>
            </text:list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85886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Yes&gt; butt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91908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HURegistration dialog box is display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409754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Cancel&gt; button to dismiss the <text:s/>HURegistration dialog box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402449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xxx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97201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Terminate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405589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90517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6">Delete the C;/Users/Hew/AppData/Roaming/RVMasterLog director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92267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Delete the current .ini fil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409557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Launch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400646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Yes&gt; key of the No User Data File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409148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Creating Directorie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84955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Read Settings INI file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400778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Creating Directorie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403494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Read Settings INI file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92051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404131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No&gt; butt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83614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Register Later message is display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403608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Register Later <text:s/>message.</text:p>
          </table:table-cell>
          <table:table-cell table:style-name="Table1.C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list xml:id="list36402303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Terminate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411810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95108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>END OF TEST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405913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9"/>
          </table:table-cell>
        </table:table-row>
      </table:table>
      <text:p text:style-name="Text_20_body"/>
      <text:p text:style-name="Text_20_body"/>
      <text:p text:style-name="Text_20_body"><text:soft-page-break/>These are the different appendices</text:p>
      <text:h text:style-name="Heading_20_2" text:outline-level="2">Appendix 1</text:h>
      <text:p text:style-name="Text_20_body"/>
      <text:h text:style-name="Heading_20_2" text:outline-level="2">Appendix 2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Garamond" svg:font-family="Garamond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en" style:country-asian="CA" style:font-size-complex="12pt" style:language-complex="en" style:country-complex="C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font-name-asian="SimSun" style:font-size-asian="12pt" style:language-asian="en" style:country-asian="CA" style:font-name-complex="Arial1" style:font-size-complex="12pt" style:language-complex="en" style:country-complex="C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fo:orphans="2" fo:widows="2" fo:hyphenation-ladder-count="no-limit" style:page-number="auto"/>
      <style:text-properties fo:hyphenate="true" fo:hyphenation-remain-char-count="3" fo:hyphenation-push-char-count="3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1.199cm" fo:margin-bottom="0.6cm" style:page-number="auto"/>
      <style:text-properties style:font-name="Garamond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801cm" fo:margin-bottom="0.4cm"/>
      <style:text-properties style:font-name="Garamond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801cm" fo:margin-right="0cm" fo:margin-top="0.4cm" fo:margin-bottom="0cm" fo:text-indent="-0.801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1.799cm" fo:margin-right="0cm" fo:margin-top="0.199cm" fo:margin-bottom="0cm" fo:text-indent="-1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HUNagScreen DIalog</text:title></text:p>
      </style:header>
      <style:footer>
        <text:p text:style-name="MP2">Page <text:page-number text:select-page="current">4</text:page-number> of <text:page-count>6</text:page-count> <text:s/></text:p>
      </style:footer>
    </style:master-page>
    <style:master-page style:name="First_20_Page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editing-duration>PT2H39M20S</meta:editing-duration>
    <meta:editing-cycles>65</meta:editing-cycles>
    <dc:title>HUNagScreen DIalog</dc:title>
    <meta:creation-date>2019-04-03T17:35:45.61</meta:creation-date>
    <meta:initial-creator>Hew Lines</meta:initial-creator>
    <dc:date>2019-04-20T16:18:30.32</dc:date>
    <dc:creator>Hew Lines</dc:creator>
    <meta:document-statistic meta:table-count="1" meta:image-count="0" meta:object-count="0" meta:page-count="6" meta:paragraph-count="74" meta:word-count="463" meta:character-count="2846"/>
    <meta:user-defined meta:name="Procedure">HUNagScreen Dialog</meta:user-defined>
    <meta:user-defined meta:name="Volume">1.0.0</meta:user-defined>
  </office:meta>
</office:document-meta>
</file>